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fo:language="en" fo:country="US"/>
    </style:style>
    <style:style style:name="P2" style:family="paragraph" style:parent-style-name="Text_20_body">
      <style:text-properties fo:language="en" fo:country="US"/>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Heading_20_2">
      <style:text-properties fo:language="en" fo:country="US"/>
    </style:style>
    <style:style style:name="P7" style:family="paragraph" style:parent-style-name="Heading_20_3">
      <style:text-properties fo:language="en" fo:country="US"/>
    </style:style>
    <style:style style:name="P8" style:family="paragraph" style:parent-style-name="Heading_20_1">
      <style:text-properties fo:language="en" fo:country="US"/>
    </style:style>
    <style:style style:name="T1" style:family="text">
      <style:text-properties fo:color="#80000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rning</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211_92186596" text:style-name="Index_20_Link" text:visited-style-name="Index_20_Link">What<text:tab/>1</text:a></text:p>
          <text:p text:style-name="P3"><text:a xlink:type="simple" xlink:href="#__RefHeading__213_92186596" text:style-name="Index_20_Link" text:visited-style-name="Index_20_Link">Why<text:tab/>1</text:a></text:p>
          <text:p text:style-name="P3"><text:a xlink:type="simple" xlink:href="#__RefHeading__215_92186596" text:style-name="Index_20_Link" text:visited-style-name="Index_20_Link">Where<text:tab/>2</text:a></text:p>
          <text:p text:style-name="P4"><text:a xlink:type="simple" xlink:href="#__RefHeading__217_92186596" text:style-name="Index_20_Link" text:visited-style-name="Index_20_Link">At Universities<text:tab/>2</text:a></text:p>
          <text:p text:style-name="P4"><text:a xlink:type="simple" xlink:href="#__RefHeading__219_92186596" text:style-name="Index_20_Link" text:visited-style-name="Index_20_Link">At Companies<text:tab/>2</text:a></text:p>
          <text:p text:style-name="P4"><text:a xlink:type="simple" xlink:href="#__RefHeading__221_92186596" text:style-name="Index_20_Link" text:visited-style-name="Index_20_Link">At home<text:tab/>2</text:a></text:p>
          <text:p text:style-name="P4"><text:a xlink:type="simple" xlink:href="#__RefHeading__223_92186596" text:style-name="Index_20_Link" text:visited-style-name="Index_20_Link">in groups<text:tab/>2</text:a></text:p>
          <text:p text:style-name="P4"><text:a xlink:type="simple" xlink:href="#__RefHeading__225_92186596" text:style-name="Index_20_Link" text:visited-style-name="Index_20_Link">In groups with leaders<text:tab/>2</text:a></text:p>
          <text:p text:style-name="P4"><text:a xlink:type="simple" xlink:href="#__RefHeading__227_92186596" text:style-name="Index_20_Link" text:visited-style-name="Index_20_Link">Some E-learning sites<text:tab/>2</text:a></text:p>
          <text:p text:style-name="P5"><text:a xlink:type="simple" xlink:href="#__RefHeading__229_92186596" text:style-name="Index_20_Link" text:visited-style-name="Index_20_Link">Coursera<text:tab/>2</text:a></text:p>
          <text:p text:style-name="P5"><text:a xlink:type="simple" xlink:href="#__RefHeading__231_92186596" text:style-name="Index_20_Link" text:visited-style-name="Index_20_Link">EdX<text:tab/>2</text:a></text:p>
          <text:p text:style-name="P5"><text:a xlink:type="simple" xlink:href="#__RefHeading__233_92186596" text:style-name="Index_20_Link" text:visited-style-name="Index_20_Link">Udacity<text:tab/>3</text:a></text:p>
          <text:p text:style-name="P3"><text:a xlink:type="simple" xlink:href="#__RefHeading__235_92186596" text:style-name="Index_20_Link" text:visited-style-name="Index_20_Link">Whom<text:tab/>3</text:a></text:p>
          <text:p text:style-name="P4"><text:a xlink:type="simple" xlink:href="#__RefHeading__243_92186596" text:style-name="Index_20_Link" text:visited-style-name="Index_20_Link">Anybody<text:tab/>3</text:a></text:p>
          <text:p text:style-name="P4"><text:a xlink:type="simple" xlink:href="#__RefHeading__245_92186596" text:style-name="Index_20_Link" text:visited-style-name="Index_20_Link">researcher<text:tab/>3</text:a></text:p>
          <text:p text:style-name="P4"><text:a xlink:type="simple" xlink:href="#__RefHeading__247_92186596" text:style-name="Index_20_Link" text:visited-style-name="Index_20_Link">lecturer<text:tab/>3</text:a></text:p>
          <text:p text:style-name="P4"><text:a xlink:type="simple" xlink:href="#__RefHeading__249_92186596" text:style-name="Index_20_Link" text:visited-style-name="Index_20_Link">Professional<text:tab/>3</text:a></text:p>
          <text:p text:style-name="P4"><text:a xlink:type="simple" xlink:href="#__RefHeading__237_92186596" text:style-name="Index_20_Link" text:visited-style-name="Index_20_Link">Sebastian Thrun<text:tab/>3</text:a></text:p>
          <text:p text:style-name="P3"><text:a xlink:type="simple" xlink:href="#__RefHeading__239_92186596" text:style-name="Index_20_Link" text:visited-style-name="Index_20_Link">When<text:tab/>3</text:a></text:p>
          <text:p text:style-name="P4"><text:a xlink:type="simple" xlink:href="#__RefHeading__251_92186596" text:style-name="Index_20_Link" text:visited-style-name="Index_20_Link">All-in-One<text:tab/>3</text:a></text:p>
          <text:p text:style-name="P4"><text:a xlink:type="simple" xlink:href="#__RefHeading__253_92186596" text:style-name="Index_20_Link" text:visited-style-name="Index_20_Link">Anytime<text:tab/>3</text:a></text:p>
          <text:p text:style-name="P4"><text:a xlink:type="simple" xlink:href="#__RefHeading__255_92186596" text:style-name="Index_20_Link" text:visited-style-name="Index_20_Link">Semesters<text:tab/>3</text:a></text:p>
          <text:p text:style-name="P4"><text:a xlink:type="simple" xlink:href="#__RefHeading__257_92186596" text:style-name="Index_20_Link" text:visited-style-name="Index_20_Link">Short terms<text:tab/>4</text:a></text:p>
          <text:p text:style-name="P3"><text:a xlink:type="simple" xlink:href="#__RefHeading__259_92186596" text:style-name="Index_20_Link" text:visited-style-name="Index_20_Link">How<text:tab/>4</text:a></text:p>
          <text:p text:style-name="P4"><text:a xlink:type="simple" xlink:href="#__RefHeading__261_92186596" text:style-name="Index_20_Link" text:visited-style-name="Index_20_Link">Just learn<text:tab/>4</text:a></text:p>
          <text:p text:style-name="P4"><text:a xlink:type="simple" xlink:href="#__RefHeading__263_92186596" text:style-name="Index_20_Link" text:visited-style-name="Index_20_Link">Learn all then be questioned<text:tab/>4</text:a></text:p>
          <text:p text:style-name="P4"><text:a xlink:type="simple" xlink:href="#__RefHeading__265_92186596" text:style-name="Index_20_Link" text:visited-style-name="Index_20_Link">Chunk<text:tab/>4</text:a></text:p>
          <text:p text:style-name="P4"><text:a xlink:type="simple" xlink:href="#__RefHeading__267_92186596" text:style-name="Index_20_Link" text:visited-style-name="Index_20_Link">Small-chunk<text:tab/>4</text:a></text:p>
          <text:p text:style-name="P4"><text:a xlink:type="simple" xlink:href="#__RefHeading__269_92186596" text:style-name="Index_20_Link" text:visited-style-name="Index_20_Link">Small chunk + Project<text:tab/>4</text:a></text:p>
          <text:p text:style-name="P3"><text:a xlink:type="simple" xlink:href="#__RefHeading__241_92186596" text:style-name="Index_20_Link" text:visited-style-name="Index_20_Link">Proof<text:tab/>4</text:a></text:p>
          <text:p text:style-name="P4"><text:a xlink:type="simple" xlink:href="#__RefHeading__271_92186596" text:style-name="Index_20_Link" text:visited-style-name="Index_20_Link">Sitting in the classroom<text:tab/>4</text:a></text:p>
          <text:p text:style-name="P4"><text:a xlink:type="simple" xlink:href="#__RefHeading__273_92186596" text:style-name="Index_20_Link" text:visited-style-name="Index_20_Link">Passing the exam<text:tab/>4</text:a></text:p>
          <text:p text:style-name="P4"><text:a xlink:type="simple" xlink:href="#__RefHeading__275_92186596" text:style-name="Index_20_Link" text:visited-style-name="Index_20_Link">Knowing the material<text:tab/>4</text:a></text:p>
          <text:p text:style-name="P4"><text:a xlink:type="simple" xlink:href="#__RefHeading__277_92186596" text:style-name="Index_20_Link" text:visited-style-name="Index_20_Link">Using the knowledge<text:tab/>5</text:a></text:p>
        </text:index-body>
      </text:table-of-content>
      <text:p text:style-name="P2"/>
      <text:h text:style-name="P8" text:outline-level="1"><text:bookmark-start text:name="__RefHeading__211_92186596"/>What<text:bookmark-end text:name="__RefHeading__211_92186596"/></text:h>
      <text:p text:style-name="P2">What to learn? We skip this section, Nowdays anybody can learn nearly everything from Jiu-Jitsu to rocket science</text:p>
      <text:h text:style-name="P8" text:outline-level="1"><text:bookmark-start text:name="__RefHeading__213_92186596"/>Why<text:bookmark-end text:name="__RefHeading__213_92186596"/></text:h>
      <text:p text:style-name="P2">Why to learn? However it is very important question I will also skip this because of our time limits. It is important because if you do not know why to learn you may not have enough motivation and learning can be a long, hard task, you definitely must have strong motivation. </text:p>
      <text:h text:style-name="P8" text:outline-level="1"><text:bookmark-start text:name="__RefHeading__215_92186596"/><text:soft-page-break/>Where<text:bookmark-end text:name="__RefHeading__215_92186596"/></text:h>
      <text:h text:style-name="P6" text:outline-level="2"><text:bookmark-start text:name="__RefHeading__217_92186596"/>At Universities<text:bookmark-end text:name="__RefHeading__217_92186596"/></text:h>
      <text:p text:style-name="P2">Show slides about universities. Bad (if it is close to you), expensive and far (if it is good), time consuming, unnecessary lectures, you should adapt to others, when will you work?</text:p>
      <text:h text:style-name="P6" text:outline-level="2"><text:bookmark-start text:name="__RefHeading__219_92186596"/>At Companies<text:bookmark-end text:name="__RefHeading__219_92186596"/></text:h>
      <text:p text:style-name="P2">Impossible. How can you get into a company without the knowledge? And you are about to gain the knowledge which is in the company, but they do not let you in without that knowledge. </text:p>
      <text:h text:style-name="P6" text:outline-level="2"><text:bookmark-start text:name="__RefHeading__221_92186596"/>At home<text:bookmark-end text:name="__RefHeading__221_92186596"/></text:h>
      <text:p text:style-name="P2">Comfortable, cheap, you are not wasting time with traveling. Nice dream.</text:p>
      <text:h text:style-name="P6" text:outline-level="2"><text:bookmark-start text:name="__RefHeading__223_92186596"/>in groups<text:bookmark-end text:name="__RefHeading__223_92186596"/></text:h>
      <text:p text:style-name="P2">(small, large or in between) with people who share your interests and learn the same thing as you do, there are people among them who are in a lower lever like you and there are many who are on a higher level.</text:p>
      <text:p text:style-name="P2">Think of a learning group, where people are together but they do not start your course at the same time and where they are not moving with the same speed. <text:s/>So you can always ask somebody if you are stuck and you are always questioned by others. You do not have to answer, but if you do, you will be rewarded and thanked or you will be edited and your answer will be improved.</text:p>
      <text:h text:style-name="P6" text:outline-level="2"><text:bookmark-start text:name="__RefHeading__225_92186596"/>In groups with leaders<text:bookmark-end text:name="__RefHeading__225_92186596"/></text:h>
      <text:p text:style-name="P2">Think of the previous situation but there are one or more leaders in the group, who are masters in the field of your interests. Like professionals or researchers. You are not allowed to question directly the leaders, but when you ask something and it is not answered for a predefined time by other group members, a leader will answer. There is no other responsibility of a leader so they can work on to improve their knowledge.</text:p>
      <text:p text:style-name="P2">But how can you find and join to that group? Do such groups exists?</text:p>
      <text:p text:style-name="P2">The answer is yes, do exists such groups, however not in the real world but in the cyberspace.</text:p>
      <text:h text:style-name="P6" text:outline-level="2"><text:bookmark-start text:name="__RefHeading__227_92186596"/>Some E-learning sites<text:bookmark-end text:name="__RefHeading__227_92186596"/></text:h>
      <text:h text:style-name="P7" text:outline-level="3"><text:bookmark-start text:name="__RefHeading__229_92186596"/>Coursera<text:bookmark-end text:name="__RefHeading__229_92186596"/></text:h>
      <text:p text:style-name="P2">Top universities, Broad spectrum of fields, arts, sciences, business, medicine, etc. Inherently computer sciences is a top category, because it was the first to adapt to new technology (web) (200 courses), but there are many others , business: 150 courses, arts 50, etc, countless.</text:p>
      <text:p text:style-name="P2">Lectures on many languages (not Hungarian, sorry however you can find some with Hungarian subtitles), but there are subtitles.</text:p>
      <text:h text:style-name="P7" text:outline-level="3"><text:bookmark-start text:name="__RefHeading__231_92186596"/>EdX<text:bookmark-end text:name="__RefHeading__231_92186596"/></text:h>
      <text:p text:style-name="P2">Top Universities, 480+ <text:s/>courses from all fields, from Humanities, Economics, Design, Arts, etc.</text:p>
      <text:h text:style-name="P7" text:outline-level="3"><text:bookmark-start text:name="__RefHeading__233_92186596"/>Udacity<text:bookmark-end text:name="__RefHeading__233_92186596"/></text:h>
      <text:p text:style-name="P2">Mainly tech related courses from technical companies like Google, Facebook, AT&amp;T, etc.</text:p>
      <text:h text:style-name="P8" text:outline-level="1"><text:bookmark-start text:name="__RefHeading__235_92186596"/><text:soft-page-break/>Whom<text:bookmark-end text:name="__RefHeading__235_92186596"/></text:h>
      <text:h text:style-name="P6" text:outline-level="2"><text:bookmark-start text:name="__RefHeading__243_92186596"/>Anybody<text:bookmark-end text:name="__RefHeading__243_92186596"/></text:h>
      <text:p text:style-name="P2">who knows that particular thing</text:p>
      <text:h text:style-name="P6" text:outline-level="2"><text:bookmark-start text:name="__RefHeading__245_92186596"/>researcher<text:bookmark-end text:name="__RefHeading__245_92186596"/></text:h>
      <text:p text:style-name="P2">who knows nearly everything of a specialized field</text:p>
      <text:h text:style-name="P6" text:outline-level="2"><text:bookmark-start text:name="__RefHeading__247_92186596"/>lecturer<text:bookmark-end text:name="__RefHeading__247_92186596"/></text:h>
      <text:p text:style-name="P2">who knows a particular thing very accurately, deeply, but may not use it on a real life situation (Somebody knows it, somebody teaches it)</text:p>
      <text:h text:style-name="P6" text:outline-level="2"><text:bookmark-start text:name="__RefHeading__249_92186596"/>Professional<text:bookmark-end text:name="__RefHeading__249_92186596"/></text:h>
      <text:p text:style-name="P2">who's profession is <text:s/>particular field of your interest and may not know all the science behind the field, but can adapt her/his knowledge very well in daily situations</text:p>
      <text:p text:style-name="P2">Now dream about all the last three and check Udacity's founder, Sebastian Thrun</text:p>
      <text:h text:style-name="P6" text:outline-level="2"><text:bookmark-start text:name="__RefHeading__237_92186596"/>Sebastian Thrun<text:bookmark-end text:name="__RefHeading__237_92186596"/></text:h>
      <text:h text:style-name="P8" text:outline-level="1"><text:bookmark-start text:name="__RefHeading__239_92186596"/>When<text:bookmark-end text:name="__RefHeading__239_92186596"/></text:h>
      <text:h text:style-name="P6" text:outline-level="2"><text:bookmark-start text:name="__RefHeading__251_92186596"/>All-in-One<text:bookmark-end text:name="__RefHeading__251_92186596"/></text:h>
      <text:p text:style-name="P2">You have a free weekend or be in a sick leave and decide to learn on both days.</text:p>
      <text:p text:style-name="P2">A speed reader can read 1000 words per minute from a book with 60% of comprehension (1% minority). Average reader can read 240 wpm (paper) and 200 wpm on screen.</text:p>
      <text:p text:style-name="P2">I did 118 wpm on screen in English with 100% comprehension.</text:p>
      <text:p text:style-name="P2">A book may contains 80,000 – 110,000 words</text:p>
      <text:p text:style-name="P2">A book can be finished in 10-20 hours, you can watch 20-30 hours of video during two days which is equal to 12-20 1,5 hours video-lesson which is equal to 3-6 months of university course (one lesson per week)</text:p>
      <text:h text:style-name="P6" text:outline-level="2"><text:bookmark-start text:name="__RefHeading__253_92186596"/>Anytime<text:bookmark-end text:name="__RefHeading__253_92186596"/></text:h>
      <text:p text:style-name="P2">means self-peaced. Chances are high you will abandon it or forget everything if it takes too long</text:p>
      <text:h text:style-name="P6" text:outline-level="2"><text:bookmark-start text:name="__RefHeading__255_92186596"/>Semesters<text:bookmark-end text:name="__RefHeading__255_92186596"/></text:h>
      <text:p text:style-name="P2">like at universities, <text:span text:style-name="T1">at pre-occupied events</text:span></text:p>
      <text:p text:style-name="P2">Probably you will skip lessons and will not understand anything on the next, you will sit on unnecessary lessons and may loose your interest. Because you will not questioned, you may forget nearly everything. In half-a-year your life can be changed in a way that you have to abandon the course.</text:p>
      <text:h text:style-name="P6" text:outline-level="2"><text:bookmark-start text:name="__RefHeading__257_92186596"/>Short terms<text:bookmark-end text:name="__RefHeading__257_92186596"/></text:h>
      <text:p text:style-name="P2">During short terms, like some weeks, 1-2 months, learning 6-15 hours a week</text:p>
      <text:p text:style-name="P2">Probably this is the most effective. In such a short term, your life may not change, you may not loose your motivation. You can spare 6-10 hours in a week for a short term easily. It is not too long for forgetting the first lessons and not too short to not gathering enough knowledge.</text:p>
      <text:p text:style-name="P2"><text:soft-page-break/>But probably the knowledge what you are longing for is not fit to a short term so somebody has to slice it in a meaningful way.</text:p>
      <text:h text:style-name="P8" text:outline-level="1"><text:bookmark-start text:name="__RefHeading__259_92186596"/>How<text:bookmark-end text:name="__RefHeading__259_92186596"/></text:h>
      <text:h text:style-name="P6" text:outline-level="2"><text:bookmark-start text:name="__RefHeading__261_92186596"/>Just learn<text:bookmark-end text:name="__RefHeading__261_92186596"/></text:h>
      <text:h text:style-name="P6" text:outline-level="2"><text:bookmark-start text:name="__RefHeading__263_92186596"/>Learn all then be questioned<text:bookmark-end text:name="__RefHeading__263_92186596"/></text:h>
      <text:h text:style-name="P6" text:outline-level="2"><text:bookmark-start text:name="__RefHeading__265_92186596"/>Chunk<text:bookmark-end text:name="__RefHeading__265_92186596"/></text:h>
      <text:p text:style-name="P2">Learn a chunk (1,5 hour video lesson or a section from a book) then be questioned</text:p>
      <text:h text:style-name="P6" text:outline-level="2"><text:bookmark-start text:name="__RefHeading__267_92186596"/>Small-chunk<text:bookmark-end text:name="__RefHeading__267_92186596"/></text:h>
      <text:p text:style-name="P2">small-chunks with quizzes grouped together about topics and questioned after learning a chunk</text:p>
      <text:h text:style-name="P6" text:outline-level="2"><text:bookmark-start text:name="__RefHeading__269_92186596"/>Small chunk + Project<text:bookmark-end text:name="__RefHeading__269_92186596"/></text:h>
      <text:p text:style-name="P2">small-chunks and chunks with a projekt at the end of the course</text:p>
      <text:h text:style-name="P8" text:outline-level="1"><text:bookmark-start text:name="__RefHeading__241_92186596"/>Proof<text:bookmark-end text:name="__RefHeading__241_92186596"/></text:h>
      <text:p text:style-name="P2">What to prove?</text:p>
      <text:h text:style-name="P6" text:outline-level="2"><text:bookmark-start text:name="__RefHeading__271_92186596"/>Sitting in the classroom<text:bookmark-end text:name="__RefHeading__271_92186596"/></text:h>
      <text:p text:style-name="P2">think of attendance register, so if you are sitting on all lectures like a dumb, you will score 100% based on an attendance register</text:p>
      <text:h text:style-name="P6" text:outline-level="2"><text:bookmark-start text:name="__RefHeading__273_92186596"/>Passing the exam<text:bookmark-end text:name="__RefHeading__273_92186596"/></text:h>
      <text:p text:style-name="P2">You can prove, that you learn something and you can recite it by hart or you can choose the best answers among 5 possibilities (from which two are usually totally unrelated)</text:p>
      <text:h text:style-name="P6" text:outline-level="2"><text:bookmark-start text:name="__RefHeading__275_92186596"/>Knowing the material<text:bookmark-end text:name="__RefHeading__275_92186596"/></text:h>
      <text:p text:style-name="P2">So you can create lectures for others or you can explain to others some of the hardest points of the material.</text:p>
      <text:h text:style-name="P6" text:outline-level="2"><text:bookmark-start text:name="__RefHeading__277_92186596"/>Using the knowledge<text:bookmark-end text:name="__RefHeading__277_92186596"/></text:h>
      <text:p text:style-name="P2">The real point is :</text:p>
      <text:p text:style-name="P2">Are you capable of doing something valuable based on what you have learned?</text:p>
      <text:p text:style-name="P2">Think of it. Who can examine this? How can you prove this?</text:p>
      <text:p text:style-name="P2">(Picture of a diploma cap and a working robot. Which one proves better your knowledge?)</text:p>
      <text:p text:style-name="P2">See Udacity's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902in" fo:margin-bottom="0.4902in" fo:margin-left="0.4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8:54:58.71</meta:creation-date>
    <dc:date>2015-02-24T07:38:55.15</dc:date>
    <meta:editing-duration>PT2H37M26S</meta:editing-duration>
    <meta:editing-cycles>10</meta:editing-cycles>
    <meta:generator>OpenOffice.org/3.4.1$Win32 OpenOffice.org_project/341m1$Build-9593</meta:generator>
    <meta:print-date>2015-02-21T07:54:29.962525903</meta:print-date>
    <meta:document-statistic meta:table-count="0" meta:image-count="0" meta:object-count="0" meta:page-count="4" meta:paragraph-count="112" meta:word-count="1138" meta:character-count="6290"/>
  </office:meta>
</office:document-meta>
</file>